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57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>
        <style:tab-stops>
          <style:tab-stop style:type="left" style:position="0.875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T25" style:parent-style-name="DefaultParagraphFont" style:family="text">
      <style:text-properties style:font-name-complex="Times New Roman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79" style:parent-style-name="DefaultParagraphFont" style:family="text">
      <style:text-properties style:font-name-complex="Times New Roman"/>
    </style:style>
    <style:style style:name="T80" style:parent-style-name="DefaultParagraphFont" style:family="text">
      <style:text-properties fo:font-style="italic" style:font-style-asian="italic"/>
    </style:style>
    <style:style style:name="T8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Standard" style:family="paragraph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P93" style:parent-style-name="Standard" style:family="paragraph">
      <style:text-properties fo:font-style="italic" style:font-style-asian="italic" style:font-style-complex="italic"/>
    </style:style>
    <style:style style:name="P94" style:parent-style-name="Standard" style:family="paragraph">
      <style:text-properties fo:font-style="italic" style:font-style-asian="italic" style:font-style-complex="italic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  <style:text-properties fo:font-weight="bold" style:font-weight-asian="bold"/>
    </style:style>
    <style:style style:name="T98" style:parent-style-name="DefaultParagraphFont" style:family="text">
      <style:text-properties style:font-name-complex="Times New Roman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indent="0.4902in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center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P114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center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P12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P147" style:parent-style-name="Normal" style:family="paragraph">
      <style:paragraph-properties fo:break-before="page"/>
      <style:text-properties fo:hyphenate="true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center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center"/>
    </style:style>
    <style:style style:name="P16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center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P184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T19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center"/>
    </style:style>
    <style:style style:name="P2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1" style:parent-style-name="Standard" style:family="paragraph">
      <style:paragraph-properties fo:text-align="center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  <style:text-properties fo:font-weight="bold" style:font-weight-asian="bold"/>
    </style:style>
    <style:style style:name="P204" style:parent-style-name="Standard" style:family="paragraph">
      <style:paragraph-properties fo:text-align="center"/>
      <style:text-properties fo:font-weight="bold" style:font-weight-asian="bold"/>
    </style:style>
    <style:style style:name="P205" style:parent-style-name="Standard" style:family="paragraph">
      <style:paragraph-properties fo:text-align="center"/>
      <style:text-properties fo:font-weight="bold" style:font-weight-asian="bold"/>
    </style:style>
    <style:style style:name="T206" style:parent-style-name="DefaultParagraphFont" style:family="text">
      <style:text-properties style:font-name-complex="Times New Roman"/>
    </style:style>
    <style:style style:name="T207" style:parent-style-name="DefaultParagraphFont" style:family="text">
      <style:text-properties fo:font-style="italic" style:font-style-asian="italic"/>
    </style:style>
    <style:style style:name="P208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Standard" style:family="paragraph">
      <style:paragraph-properties fo:text-align="center"/>
      <style:text-properties fo:font-weight="bold" style:font-weight-asian="bold"/>
    </style:style>
    <style:style style:name="T212" style:parent-style-name="DefaultParagraphFont" style:family="text">
      <style:text-properties style:font-name-complex="Times New Roman"/>
    </style:style>
    <style:style style:name="P213" style:parent-style-name="Standard" style:family="paragraph">
      <style:paragraph-properties fo:text-align="center"/>
      <style:text-properties fo:font-weight="bold" style:font-weight-asian="bold"/>
    </style:style>
    <style:style style:name="P214" style:parent-style-name="Standard" style:family="paragraph">
      <style:paragraph-properties fo:text-align="center"/>
      <style:text-properties fo:font-weight="bold" style:font-weight-asian="bold"/>
    </style:style>
    <style:style style:name="P215" style:parent-style-name="Standard" style:family="paragraph">
      <style:paragraph-properties fo:text-align="center"/>
      <style:text-properties fo:font-weight="bold" style:font-weight-asian="bold"/>
    </style:style>
    <style:style style:name="P216" style:parent-style-name="Standard" style:family="paragraph">
      <style:paragraph-properties fo:text-align="center"/>
      <style:text-properties fo:font-weight="bold" style:font-weight-asian="bold"/>
    </style:style>
    <style:style style:name="P217" style:parent-style-name="Standard" style:family="paragraph">
      <style:paragraph-properties fo:text-align="center"/>
      <style:text-properties fo:font-weight="bold" style:font-weight-asian="bold"/>
    </style:style>
    <style:style style:name="P218" style:parent-style-name="Standard" style:family="paragraph">
      <style:paragraph-properties fo:text-align="center"/>
      <style:text-properties fo:font-weight="bold" style:font-weight-asian="bold"/>
    </style:style>
    <style:style style:name="P219" style:parent-style-name="Standard" style:family="paragraph">
      <style:paragraph-properties fo:text-align="center"/>
      <style:text-properties fo:font-weight="bold" style:font-weight-asian="bold"/>
    </style:style>
    <style:style style:name="P220" style:parent-style-name="Standard" style:family="paragraph">
      <style:paragraph-properties fo:text-align="center"/>
      <style:text-properties fo:font-weight="bold" style:font-weight-asian="bold"/>
    </style:style>
    <style:style style:name="P221" style:parent-style-name="Standard" style:family="paragraph">
      <style:paragraph-properties fo:text-align="center"/>
      <style:text-properties fo:font-weight="bold" style:font-weight-asian="bold"/>
    </style:style>
    <style:style style:name="P222" style:parent-style-name="Standard" style:family="paragraph">
      <style:paragraph-properties fo:text-align="center"/>
      <style:text-properties fo:font-weight="bold" style:font-weight-asian="bold"/>
    </style:style>
    <style:style style:name="P223" style:parent-style-name="Standard" style:family="paragraph">
      <style:paragraph-properties fo:text-align="center"/>
      <style:text-properties fo:font-weight="bold" style:font-weight-asian="bold"/>
    </style:style>
    <style:style style:name="P224" style:parent-style-name="Standard" style:family="paragraph">
      <style:paragraph-properties fo:text-align="center"/>
      <style:text-properties fo:font-weight="bold" style:font-weight-asian="bold"/>
    </style:style>
    <style:style style:name="P225" style:parent-style-name="Standard" style:family="paragraph">
      <style:paragraph-properties fo:text-align="center"/>
      <style:text-properties fo:font-weight="bold" style:font-weight-asian="bold"/>
    </style:style>
    <style:style style:name="P226" style:parent-style-name="Standard" style:family="paragraph">
      <style:paragraph-properties fo:text-align="center"/>
      <style:text-properties fo:font-weight="bold" style:font-weight-asian="bold"/>
    </style:style>
    <style:style style:name="T227" style:parent-style-name="DefaultParagraphFont" style:family="text">
      <style:text-properties style:font-name-complex="Times New Roman"/>
    </style:style>
    <style:style style:name="T22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1" style:parent-style-name="Standard" style:family="paragraph">
      <style:text-properties style:font-weight-complex="bold"/>
    </style:style>
    <style:style style:name="P232" style:parent-style-name="Standard" style:family="paragraph">
      <style:text-properties style:font-weight-complex="bold"/>
    </style:style>
    <style:style style:name="P233" style:parent-style-name="Standard" style:family="paragraph">
      <style:text-properties style:font-weight-complex="bold"/>
    </style:style>
    <style:style style:name="P234" style:parent-style-name="Standard" style:family="paragraph">
      <style:text-properties style:font-weight-complex="bold"/>
    </style:style>
    <style:style style:name="P235" style:parent-style-name="Standard" style:family="paragraph">
      <style:text-properties style:font-weight-complex="bold"/>
    </style:style>
    <style:style style:name="P236" style:parent-style-name="Standard" style:family="paragraph">
      <style:text-properties style:font-weight-complex="bold"/>
    </style:style>
    <style:style style:name="P237" style:parent-style-name="Standard" style:family="paragraph">
      <style:text-properties style:font-weight-complex="bold"/>
    </style:style>
    <style:style style:name="P238" style:parent-style-name="Standard" style:family="paragraph">
      <style:text-properties style:font-weight-complex="bold"/>
    </style:style>
    <style:style style:name="P239" style:parent-style-name="Standard" style:family="paragraph">
      <style:text-properties style:font-weight-complex="bold"/>
    </style:style>
    <style:style style:name="P240" style:parent-style-name="Standard" style:family="paragraph">
      <style:text-properties style:font-weight-complex="bold"/>
    </style:style>
    <style:style style:name="P241" style:parent-style-name="Standard" style:family="paragraph">
      <style:text-properties style:font-weight-complex="bold"/>
    </style:style>
    <style:style style:name="T242" style:parent-style-name="DefaultParagraphFont" style:family="text">
      <style:text-properties style:font-weight-complex="bold"/>
    </style:style>
    <style:style style:name="T243" style:parent-style-name="DefaultParagraphFont" style:family="text">
      <style:text-properties style:font-name-complex="Times New Roman" style:font-weight-complex="bold"/>
    </style:style>
    <style:style style:name="T244" style:parent-style-name="DefaultParagraphFont" style:family="text">
      <style:text-properties style:font-weight-complex="bold"/>
    </style:style>
    <style:style style:name="P245" style:parent-style-name="Standard" style:family="paragraph">
      <style:text-properties style:font-weight-complex="bold"/>
    </style:style>
    <style:style style:name="P246" style:parent-style-name="Normal" style:family="paragraph">
      <style:text-properties fo:font-weight="bold" style:font-weight-asian="bold" style:font-weight-complex="bold" fo:hyphenate="true"/>
    </style:style>
    <style:style style:name="P247" style:parent-style-name="Normal" style:family="paragraph">
      <style:text-properties fo:font-weight="bold" style:font-weight-asian="bold" style:font-weight-complex="bold" fo:hyphenate="true"/>
    </style:style>
    <style:style style:name="P248" style:parent-style-name="Normal" style:family="paragraph">
      <style:text-properties fo:font-weight="bold" style:font-weight-asian="bold" style:font-weight-complex="bold" fo:hyphenate="true"/>
    </style:style>
    <style:style style:name="P249" style:parent-style-name="Normal" style:family="paragraph">
      <style:text-properties fo:font-weight="bold" style:font-weight-asian="bold" style:font-weight-complex="bold" fo:hyphenate="true"/>
    </style:style>
    <style:style style:name="P250" style:parent-style-name="Normal" style:family="paragraph">
      <style:text-properties fo:font-weight="bold" style:font-weight-asian="bold" style:font-weight-complex="bold" fo:hyphenate="true"/>
    </style:style>
    <style:style style:name="P251" style:parent-style-name="Normal" style:family="paragraph">
      <style:text-properties fo:font-weight="bold" style:font-weight-asian="bold" style:font-weight-complex="bold" fo:hyphenate="true"/>
    </style:style>
    <style:style style:name="P2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6" style:parent-style-name="Standard" style:family="paragraph">
      <style:paragraph-properties fo:text-align="center" fo:margin-left="0.9805in" fo:text-indent="0.4902in">
        <style:tab-stops/>
      </style:paragraph-properties>
      <style:text-properties style:font-weight-complex="bold"/>
    </style:style>
    <style:style style:name="P257" style:parent-style-name="Standard" style:family="paragraph">
      <style:paragraph-properties fo:text-align="justify"/>
      <style:text-properties style:font-weight-complex="bold"/>
    </style:style>
    <style:style style:name="P258" style:parent-style-name="Standard" style:family="paragraph">
      <style:paragraph-properties fo:text-align="justify"/>
      <style:text-properties style:font-weight-complex="bold"/>
    </style:style>
    <style:style style:name="P259" style:parent-style-name="Standard" style:family="paragraph">
      <style:paragraph-properties fo:text-align="justify"/>
      <style:text-properties style:font-weight-complex="bold"/>
    </style:style>
    <style:style style:name="P260" style:parent-style-name="Standard" style:family="paragraph">
      <style:paragraph-properties fo:text-align="justify"/>
      <style:text-properties style:font-weight-complex="bold"/>
    </style:style>
    <style:style style:name="P261" style:parent-style-name="Standard" style:family="paragraph">
      <style:paragraph-properties fo:text-align="justify"/>
      <style:text-properties style:font-weight-complex="bold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style:font-weight-complex="bold"/>
    </style:style>
    <style:style style:name="T264" style:parent-style-name="DefaultParagraphFont" style:family="text">
      <style:text-properties style:font-name-complex="Times New Roman" style:font-weight-complex="bold"/>
    </style:style>
    <style:style style:name="T265" style:parent-style-name="DefaultParagraphFont" style:family="text">
      <style:text-properties style:font-weight-complex="bold"/>
    </style:style>
    <style:style style:name="T266" style:parent-style-name="DefaultParagraphFont" style:family="text">
      <style:text-properties style:font-weight-complex="bold" fo:font-style="italic" style:font-style-asian="italic"/>
    </style:style>
    <style:style style:name="T267" style:parent-style-name="DefaultParagraphFont" style:family="text">
      <style:text-properties style:font-weight-complex="bold"/>
    </style:style>
    <style:style style:name="P268" style:parent-style-name="Standard" style:family="paragraph">
      <style:paragraph-properties fo:text-align="justify"/>
      <style:text-properties style:font-weight-complex="bold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271" style:parent-style-name="Standard" style:family="paragraph">
      <style:paragraph-properties fo:text-align="justify"/>
      <style:text-properties style:font-weight-complex="bold"/>
    </style:style>
    <style:style style:name="P272" style:parent-style-name="Standard" style:family="paragraph">
      <style:paragraph-properties fo:text-align="justify"/>
      <style:text-properties style:font-weight-complex="bold"/>
    </style:style>
    <style:style style:name="P273" style:parent-style-name="Standard" style:family="paragraph">
      <style:paragraph-properties fo:text-align="justify"/>
      <style:text-properties style:font-weight-complex="bold"/>
    </style:style>
    <style:style style:name="P274" style:parent-style-name="Standard" style:family="paragraph">
      <style:paragraph-properties fo:text-align="justify"/>
      <style:text-properties style:font-weight-complex="bold"/>
    </style:style>
    <style:style style:name="P275" style:parent-style-name="Standard" style:family="paragraph">
      <style:paragraph-properties fo:text-align="justify"/>
      <style:text-properties style:font-weight-complex="bold"/>
    </style:style>
    <style:style style:name="P276" style:parent-style-name="Standard" style:family="paragraph">
      <style:paragraph-properties fo:text-align="justify"/>
      <style:text-properties style:font-weight-complex="bold"/>
    </style:style>
  </office:automatic-styles>
  <office:body>
    <office:text text:use-soft-page-breaks="true">
      <text:p text:style-name="P1">Apple Cake</text:p>
      <text:p text:style-name="Standard"/>
      <text:p text:style-name="Standard">3 cups flour<text:tab/><text:tab/><text:tab/><text:tab/><text:tab/><text:tab/>2 cups sugar</text:p>
      <text:p text:style-name="Standard">1 cup vegetable oil<text:tab/><text:tab/><text:tab/><text:tab/><text:tab/>1 teaspoon baking soda</text:p>
      <text:p text:style-name="Standard">1 teaspoon salt<text:tab/><text:tab/><text:tab/><text:tab/><text:tab/>1 teaspoon vanilla</text:p>
      <text:p text:style-name="Standard">2 eggs<text:tab/><text:tab/><text:tab/><text:tab/><text:tab/><text:tab/><text:tab/>2 cups apples, cut up</text:p>
      <text:p text:style-name="Standard">1 cup pecans, chopped<text:tab/><text:tab/><text:tab/><text:tab/></text:p>
      <text:p text:style-name="Standard"/>
      <text:p text:style-name="Standard">Combine sugar and oil; mix well; add eggs and mix well. <text:s/>Combine dry ingredients. <text:s/>Add small amount of the flour to pecans and apples (this keeps these from settling to bottom of cake.) <text:s/>Add remainder of ingredients to wet mixture. Bake at 350º in greased and floured bundt pan for 40 minutes or until when tessted for doneness wooden skewer comes clean.</text:p>
      <text:p text:style-name="Standard"/>
      <text:p text:style-name="P4">Applesauce Cake #1</text:p>
      <text:p text:style-name="P5"/>
      <text:p text:style-name="Standard">½ cup butter<text:tab/><text:tab/><text:tab/><text:tab/><text:tab/><text:tab/>1 cup sugar</text:p>
      <text:p text:style-name="Standard">1 cup cold,unsweetened applesauce<text:tab/><text:tab/><text:tab/>1 teaspoon baking soda</text:p>
      <text:p text:style-name="Standard">1 cup raisins<text:tab/><text:tab/><text:tab/><text:tab/><text:tab/><text:tab/>1 cup pecans (or other nuts), cut up<text:tab/><text:tab/></text:p>
      <text:p text:style-name="Standard">2 teaspoon cinnamon<text:tab/><text:tab/><text:tab/><text:tab/><text:tab/>½ teaspoon cloves<text:tab/><text:tab/><text:tab/><text:tab/></text:p>
      <text:p text:style-name="Standard">2 cups flour<text:tab/><text:tab/><text:tab/><text:tab/><text:tab/><text:tab/>2 eggs</text:p>
      <text:p text:style-name="Standard"/>
      <text:p text:style-name="Standard">Cream butter; add sugar gradually. <text:s/>Add soda to applesauce and add to butter/sugar combination. <text:s/>Add eggs; mix well. <text:s/>Add small amount of the flour to raisins and pecans, so they will not settle to bottom of cake. <text:s/>Add remainder of ingredients. <text:s/>Bake in greased and floured pan in moderate oven, 325º-350º, for 40-45 minutes.</text:p>
      <text:p text:style-name="Standard"/>
      <text:p text:style-name="P6">Applesauce Cake #2</text:p>
      <text:p text:style-name="P7"><text:tab/><text:tab/><text:tab/><text:tab/><text:tab/><text:tab/>Recipe by Eve Faulk of Montgomery</text:p>
      <text:p text:style-name="Standard"/>
      <text:p text:style-name="Standard">2 ½ cups four<text:tab/><text:tab/><text:tab/><text:tab/><text:tab/><text:tab/>2 cups sugar</text:p>
      <text:p text:style-name="Standard">1 ½ teaspoons baking soda<text:tab/><text:tab/><text:tab/><text:tab/>1 ½ teaspooons salt</text:p>
      <text:p text:style-name="Standard">¾ teaspoon cinnamon<text:tab/><text:tab/><text:tab/><text:tab/><text:tab/>½ teaspoon cloves</text:p>
      <text:p text:style-name="Standard">½ teaspoon allspice<text:tab/><text:tab/><text:tab/><text:tab/><text:tab/>½ teaspoon baking powder</text:p>
      <text:p text:style-name="Standard">1 ½ cups unsweetened applesauce<text:tab/><text:tab/><text:tab/>½ cup water</text:p>
      <text:p text:style-name="Standard">1 stick butter<text:tab/><text:tab/><text:tab/><text:tab/><text:tab/><text:tab/>2 eggs</text:p>
      <text:p text:style-name="Standard">1 cup raisins<text:tab/><text:tab/><text:tab/><text:tab/><text:tab/><text:tab/>½ cup walnuts, chopped</text:p>
      <text:p text:style-name="Standard"/>
      <text:p text:style-name="Standard">Put small part of flour in bowl with raisins and walnuts and coat them (this keeps them from settlng to bottom of cake.) <text:s/>In a large mixing bowl, combine all ingredients. <text:s/>Beat on low speed for 30 seconds, scraping bowl constantly. <text:s/>Then beat on high speed for 3 minutes, scraping bowl occasionally. Pour intogreased and floured 13"x9" pan or two loaf pans. <text:s/>Bake at 350º for 60-65 minutes. <text:s/>Cool before serving.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Applesause Cake #3</text:span></text:p>
      <text:p text:style-name="P19"><text:span text:style-name="T20"><text:tab/></text:span><text:span text:style-name="T21"><text:tab/></text:span><text:span text:style-name="T22"><text:tab/></text:span>Mama Franklin</text:p>
      <text:p text:style-name="Standard"/>
      <text:p text:style-name="Standard">1 cup butter<text:tab/><text:tab/><text:tab/><text:tab/><text:tab/><text:tab/>1 cup sugar</text:p>
      <text:p text:style-name="Standard">1egg<text:tab/><text:tab/><text:tab/><text:tab/><text:tab/><text:tab/><text:tab/>1 cup applesauce, unsweetened</text:p>
      <text:p text:style-name="Standard">1 cup raisins<text:tab/><text:tab/><text:tab/><text:tab/><text:tab/><text:tab/>½ cup pecans (or other nuts), chopped</text:p>
      <text:p text:style-name="Standard">1 teaspoon soda mixed in 1 teaspoon water<text:tab/><text:tab/>2 cups flour</text:p>
      <text:p text:style-name="Standard">1 teaspoon cinnamon<text:tab/><text:tab/><text:tab/><text:tab/><text:tab/>1 teaspoon cloves</text:p>
      <text:p text:style-name="Standard">1 teaspoon nutmeg</text:p>
      <text:p text:style-name="Standard"/>
      <text:p text:style-name="Standard">Cream <text:s/>butter and sugar; add eggs and mix well. <text:s/>Combine dry ingredients.. <text:s/>Keep part of flour out to roll pecans and raisinsin before mixing into batter. <text:s/>Add remainder ingredientsto butter and sugar mixture. Bake at 350º for 40-45 minutes.</text:p>
      <text:p text:style-name="Standard"/>
      <text:p text:style-name="P23">Old-Fashioned Applesauce Spice Cake</text:p>
      <text:p text:style-name="P24"/>
      <text:p text:style-name="Standard">1 package Duncan Hines Signature Spice<text:tab/><text:tab/>3 large eggs</text:p>
      <text:p text:style-name="Standard"><text:tab/>Cake Mix<text:tab/><text:tab/><text:tab/><text:tab/><text:tab/>1 (21-oz.) can of Comstock More Fruit Apples</text:p>
      <text:p text:style-name="Standard">1/3 cup vegetable oil<text:tab/><text:tab/><text:tab/><text:tab/><text:tab/>¾ cup water</text:p>
      <text:p text:style-name="Standard">1 cup chopped nuts<text:tab/><text:tab/><text:tab/><text:tab/><text:tab/>Cream Cheese Frosting</text:p>
      <text:p text:style-name="Standard"/>
      <text:p text:style-name="Standard">Preheat oven to 350<text:span text:style-name="T25">°</text:span>. Grease and flour either 2-8“ or 2-9“ or a 13x9“ pan. <text:s/>Chop the apple filling into small pieces. <text:s/>Combine cake mix, water, eggs and oil in large bowl. <text:s/>Beat at medium speed with electric mixer for 2 minutes. <text:s/>Stir in chopped apples and nuts. <text:s/>Pour into bake pan(s). <text:s/>Bake for 40 minutes in 13x9“ pan or 25-35 minutes for round cake pans (check for doneness by inserting toothpick into center and it comes out clean). <text:s/>Cool in pan 15 mintues. <text:s/>Invert only cooling rack. <text:s/>Turn right-side-up. <text:s/>Cool completely. <text:s/>Frost with icing.</text:p>
      <text:p text:style-name="Standard"/>
      <text:p text:style-name="Standard"><text:span text:style-name="T26">Cream Cheese Frosting</text:span>:</text:p>
      <text:p text:style-name="Standard"><text:tab/>1 (8-oz) cream cheese, softened<text:tab/><text:tab/>½<text:s/>stick butter, softened</text:p>
      <text:p text:style-name="Standard"><text:tab/>1 box (1 lb) confectioners sugar<text:tab/><text:tab/>2 teaspoon vanilla</text:p>
      <text:p text:style-name="Standard"><text:tab/>1 teaspoon cinnamon</text:p>
      <text:p text:style-name="Standard"/>
      <text:p text:style-name="Standard">Beat cream cheese and butter at medium speed wth an electric mixer until creamy. <text:s/>Gradually add sugar and cinnamon beating until blended. <text:s/>Stir in vnilla. <text:s/>Yield: 1-2/3 cups.</text:p>
      <text:p text:style-name="Standard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Apple Slice Cake</text:p>
      <text:p text:style-name="P43"/>
      <text:p text:style-name="Standard">3 cups all-purpose flour<text:tab/><text:tab/><text:tab/><text:tab/>1 tablespoon cinnamon</text:p>
      <text:p text:style-name="Standard">1 teaspoon baking soda<text:tab/><text:tab/><text:tab/><text:tab/>1 teaspoon salt</text:p>
      <text:p text:style-name="Standard">2 cups sugar<text:tab/><text:tab/><text:tab/><text:tab/><text:tab/><text:tab/>1 ½ cups vegetable oil</text:p>
      <text:p text:style-name="Standard">3 eggs<text:tab/><text:tab/><text:tab/><text:tab/><text:tab/><text:tab/><text:tab/>1 teaspoon vanilla</text:p>
      <text:p text:style-name="Standard">3-4 Granny Smith apples, cored &amp; cut in<text:tab/><text:tab/>1 cup pecans, chopped</text:p>
      <text:p text:style-name="Standard"><text:s/><text:tab/>1/2" pieces<text:tab/><text:tab/><text:tab/><text:tab/><text:tab/>Caramel Sauce</text:p>
      <text:p text:style-name="P44"/>
      <text:p text:style-name="Standard">Stir flour, cinnamon, baking soda and salt together. <text:s/>Beat sugar, oil, eggs and vanilla until smooth. <text:s/>Add dry ingredients gradually, beating constantly. <text:s/>Fold in apples and pecans. <text:s/>Put in greased and floured bundt pan. <text:s/>Bake at 350º for<text:s/>1 ¼ to 1 ½<text:s/>hours until test is done. <text:s/>Cool slightly in pan on wire rack. <text:s/>Remove to wire rack and cool completely. <text:s/>Drizzle with<text:s/><text:span text:style-name="T45">Caramel Sauce</text:span><text:s text:c="2"/>right before serving.</text:p>
      <text:p text:style-name="P46"/>
      <text:p text:style-name="P47">Caramel Sauce:</text:p>
      <text:p text:style-name="Standard">1 cup light brown sugar<text:tab/><text:tab/><text:tab/><text:tab/>½<text:s/>cup unsalted butter</text:p>
      <text:p text:style-name="Standard">¼<text:s/>cup evaporated milk<text:tab/><text:tab/><text:tab/><text:tab/>1 teaspoon vanilla</text:p>
      <text:p text:style-name="Standard">Dash salt</text:p>
      <text:p text:style-name="Standard"/>
      <text:p text:style-name="Standard">Combne sugar, butter, evaporated milk, vanilla and salt in saucepan on medium heat. <text:s/>Cook until thickened; stirring constantly. <text:s/>Do not burn.</text:p>
      <text:p text:style-name="Standard"/>
      <text:p text:style-name="P48">Moist Caramel Apple Cake</text:p>
      <text:p text:style-name="P49"/>
      <text:p text:style-name="Standard">1 package (2 layer) yellow cake mix<text:tab/><text:tab/><text:tab/>1 package (4 serving size) Jello Vanilla or</text:p>
      <text:p text:style-name="Standard">1 cup water<text:tab/><text:tab/><text:tab/><text:tab/><text:tab/><text:tab/><text:s text:c="3"/><text:tab/>French Vanilla Flavor Instant Pudding &amp;</text:p>
      <text:p text:style-name="Standard">4 eggs<text:tab/><text:tab/><text:tab/><text:tab/><text:tab/><text:tab/><text:tab/><text:tab/>Pie Filling</text:p>
      <text:p text:style-name="Standard">1/3 cup oil<text:tab/><text:tab/><text:tab/><text:tab/><text:tab/><text:tab/>3 medium Granny Smith apples, peeled</text:p>
      <text:p text:style-name="Standard">20 Kraft caramels, unwrapped<text:tab/><text:tab/><text:tab/><text:tab/>and coarsely chopped<text:tab/><text:tab/></text:p>
      <text:p text:style-name="Standard">3 tablespoons milk</text:p>
      <text:p text:style-name="Standard"/>
      <text:p text:style-name="Standard">Preheat oven to 350º. <text:s/>Grease and flour bundt pan or tube pan. <text:s/>Beat cake mix, dry pudding mix, water, eggs and oil in large bowl with electric mixer on low spped until blended. <text:s/>Beat on high speed 2 minutes. <text:s/>Gently stir n apples. <text:s/>Pour into prepared pan. <text:s/>Bake 50 minutes to 1 hour or until toothpick inserted in center comes out clean. <text:s/>Cool 20 minutes; remove from pan. <text:s/>Cool completely on wire rack. <text:s/>Microwave caramels and milk in microwaveable bowl on High<text:s/>1 ½<text:s/>minutes, stirring every 30 seconds until blended. <text:s/>Cool 10 minutes until slightly thickened. <text:s/>Drizzle over cake.<text:s/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Chunky Apple Cake with Cream Cheese Frostng</text:span></text:p>
      <text:p text:style-name="P66"/>
      <text:p text:style-name="Standard">½<text:s/>cup butter, melted<text:tab/><text:tab/><text:tab/><text:tab/><text:tab/>2 cups sugar</text:p>
      <text:p text:style-name="Standard">2 large eggs<text:tab/><text:tab/><text:tab/><text:tab/><text:tab/><text:tab/>1 teaspoon vanilla</text:p>
      <text:p text:style-name="Standard">2 cups all-purpose flour<text:tab/><text:tab/><text:tab/><text:tab/>1 teaspoon baking soda</text:p>
      <text:p text:style-name="Standard">1 teaspoon salt<text:tab/><text:tab/><text:tab/><text:tab/><text:tab/>2 teaspoons cinnamon</text:p>
      <text:p text:style-name="Standard">4 Granny Smith apples, peeled and sliced<text:tab/><text:tab/>1 cup chopped walnuts, toasted</text:p>
      <text:p text:style-name="Standard">Cream Cheese Frosting<text:tab/><text:tab/><text:tab/><text:tab/>Chopped Walnuts, toasted (optional)</text:p>
      <text:p text:style-name="Standard"/>
      <text:p text:style-name="Standard">Stir together butter, sugar, eggs and vanilla in a large bowl until blended. Combine four and next 3 ingredients; add to butter mixture, stirring until blended. <text:s/>Stir in apple slices and walnuts. <text:s/>Spread into a greased 13x9" pan. <text:s/>Bake at 350º for 45 minutes until a wooden pic inserted in center comes out clean. <text:s/>Cool completely in pan on wire rack. <text:s/>Spread with Cream Cheese Frostng; sprnkle with walnuts, if desired. <text:s/>Store in refrigerator. <text:s/>Yield 12-15 servings.</text:p>
      <text:p text:style-name="P67"/>
      <text:p text:style-name="P68">Cream Cheese Frosting:</text:p>
      <text:p text:style-name="Standard">1 (8 oz) package cream cheese, softened<text:tab/><text:tab/>3 tablespoons butter, softened</text:p>
      <text:p text:style-name="Standard">1 ½<text:s/>cups powdered sugar<text:tab/><text:tab/><text:tab/><text:tab/>1/8 teaspoon salt</text:p>
      <text:p text:style-name="Standard">1 teaspoon vanilla</text:p>
      <text:p text:style-name="Standard"/>
      <text:p text:style-name="Standard">Beat creamcheese and butter at medium speed wth an electric mixer until creamy. <text:s text:c="2"/>Gradually add sugar and salt, beating until blended. <text:s/>Stir in vanilla. <text:s/>Yield: 1-2/3 cups.</text:p>
      <text:p text:style-name="Standard"/>
      <text:p text:style-name="P69">Honey-Apple Cake</text:p>
      <text:p text:style-name="Standard"/>
      <text:p text:style-name="Standard">1 cup pecans, chopped and divided<text:tab/><text:tab/><text:tab/>2 cups sugar</text:p>
      <text:p text:style-name="Standard">1 cup vegetable oil<text:tab/><text:tab/><text:tab/><text:tab/><text:tab/>¼<text:s/>cup honey</text:p>
      <text:p text:style-name="Standard">3 eggs<text:tab/><text:tab/><text:tab/><text:tab/><text:tab/><text:tab/><text:tab/>3 cups all-purpose flour</text:p>
      <text:p text:style-name="Standard">1 teaspoon baking soda<text:tab/><text:tab/><text:tab/><text:tab/>1 teaspoon salt</text:p>
      <text:p text:style-name="Standard">¼<text:s/>teaspoon nutmeg<text:tab/><text:tab/><text:tab/><text:tab/><text:tab/>1 teaspoon vanilla</text:p>
      <text:p text:style-name="Standard">3 cups Golden Delicious Apples, cored and<text:s/><text:tab/><text:tab/>Honey Sauce</text:p>
      <text:p text:style-name="Standard"><text:tab/>chopped<text:tab/><text:tab/><text:tab/><text:tab/><text:tab/>Vanilla Ice Cream, optional</text:p>
      <text:p text:style-name="Standard"/>
      <text:p text:style-name="Standard">Grease and flor 12-cup bundt pan; spread bottom of pan with 1/4 cup pecans. <text:s/>Set aside. <text:s/>Beat sugar,oil and honey at medium speed until well blended. <text:s/>Add eggs one at a time; beating until blended. <text:s/>Combine flour, soda, salt and nutmeg. <text:s/>Gradually add to sugar mixture, beating at low speed until blended. <text:s/>Stir invanillla and remaining pecans and apple. <text:s/>Spoon <text:s/>over pecans in bundt pan. <text:s/>Bake at 350º for 55-60 minutes. <text:s/>Cool in pan 15 minutes. <text:s/>Serve with Honey Sauce and Vanilla Ice Cream.</text:p>
      <text:p text:style-name="P70"/>
      <text:p text:style-name="P71">Honey Sauce:</text:p>
      <text:p text:style-name="Standard">1 cup firmly packed brown sugar<text:tab/><text:tab/><text:tab/>½<text:s/>cup butter</text:p>
      <text:p text:style-name="Standard">¼<text:s/>cup honey<text:tab/><text:tab/><text:tab/><text:tab/><text:tab/><text:tab/>¼<text:s/>cup milk</text:p>
      <text:p text:style-name="Standard"/>
      <text:p text:style-name="Standard">Bring all ingredients to a boil in medium saucepan over medium-high heat,stirring constantly; boil stirring constantly for 2 mionutes. <text:s/>Makes 1-1/2 cupsauce.</text:p>
      <text:p text:style-name="P72"/>
      <text:p text:style-name="P73"/>
      <text:p text:style-name="P74"/>
      <text:p text:style-name="P75"/>
      <text:p text:style-name="P76"/>
      <text:p text:style-name="P77">Blueberry Crunch Cake</text:p>
      <text:p text:style-name="Standard"/>
      <text:p text:style-name="Standard">20-oz can unsweetened crushed pineapple<text:tab/><text:tab/>4-5 cups frozen blueberries</text:p>
      <text:p text:style-name="Standard">1 box white or yellow cake mix<text:tab/><text:tab/><text:tab/>1 cup pecans, chopped</text:p>
      <text:p text:style-name="Standard">1 ½<text:s/>sticks butter, melted</text:p>
      <text:p text:style-name="Standard"/>
      <text:p text:style-name="Standard">Preheat oven to 350º. <text:s/>Pour pineapple in botto of a 9x13 pan. <text:s/>Layer thawed <text:s/>blueberries over pineapple, and sprinkle dry cake mix on top of blueberries. <text:s/>Pour melted butter evenly over cake mix <text:s/>Sprinkle nuts on top. <text:s/>Bake 30-35 minutes or until top is lightly browned.</text:p>
      <text:p text:style-name="Standard"/>
      <text:p text:style-name="P78">Blueberry Cake</text:p>
      <text:p text:style-name="Standard"/>
      <text:p text:style-name="Standard">2 sticks butter, softened<text:tab/><text:tab/><text:tab/><text:tab/>2 cups sugar</text:p>
      <text:p text:style-name="Standard">4 eggs<text:tab/><text:tab/><text:tab/><text:tab/><text:tab/><text:tab/><text:tab/>3 cups flour</text:p>
      <text:p text:style-name="Standard">½ teaspoon baking soda<text:tab/><text:tab/><text:tab/><text:tab/>½ teaspoon salt</text:p>
      <text:p text:style-name="Standard">1 cup buttermilk<text:tab/><text:tab/><text:tab/><text:tab/><text:tab/>3 tablespoons lemon zest</text:p>
      <text:p text:style-name="Standard">1 cup blueberries</text:p>
      <text:p text:style-name="Standard"/>
      <text:p text:style-name="Standard">Cream butter and sugar; add eggs and beat one at a time. <text:s/>Sift flour, soda and salt. <text:s/>Add dry ingredients a little at a time, alternating with buttermilk. <text:s/>Add lemon zest. <text:s/>Fold in blueberries. <text:s/>Bake at 325<text:span text:style-name="T79">°</text:span><text:s/>for 1 hour and 15 minutes. <text:s/>After removing from pan while cake is still hot, glaze with<text:s/><text:span text:style-name="T80">Icing.</text:span></text:p>
      <text:p text:style-name="Standard"/>
      <text:p text:style-name="Standard"><text:span text:style-name="T81">Icing:</text:span></text:p>
      <text:p text:style-name="Standard"/>
      <text:p text:style-name="Standard">1 cup powdered sugar<text:tab/><text:tab/><text:tab/><text:tab/><text:tab/>2-3 tablespoons lemon juice</text:p>
      <text:p text:style-name="Standard"/>
      <text:p text:style-name="Standard">Combine sugar and enough lemon juice to make glaze. <text:s/>Spread over hot cake.</text:p>
      <text:p text:style-name="Standard"/>
      <text:p text:style-name="P82">Carrot Cake #1</text:p>
      <text:p text:style-name="Standard"/>
      <text:p text:style-name="Standard">2 cups sugar<text:tab/><text:tab/><text:tab/><text:tab/><text:tab/><text:tab/>4 eggs</text:p>
      <text:p text:style-name="Standard">1 ½<text:s/>cup vegetable oil (canola)<text:tab/><text:tab/><text:tab/>2 tablespoons cinnnamon</text:p>
      <text:p text:style-name="Standard">2 cups flour (sifted)<text:tab/><text:tab/><text:tab/><text:tab/><text:tab/>3 cups carrots, grated</text:p>
      <text:p text:style-name="Standard">½ cup<text:s/>pecans, optional<text:tab/><text:tab/><text:tab/><text:tab/>Cream Cheese Frosting</text:p>
      <text:p text:style-name="Standard"/>
      <text:p text:style-name="Standard">Mix well sugar ,oil and eggs; add dry ingredients and mix well. <text:s/>Add carrots and pecans. <text:s/>Bake in greased and floured 9x12 shallow pan or individual round cake pans (3-4). <text:s/>Bake at 350º for 30 miinutes to 1 hour – depending on size of pan. <text:s/>Check with toothpick for doneness. <text:s/>When cake is cool, top with<text:s/><text:span text:style-name="T83">Cream Cheese Frosting.</text:span></text:p>
      <text:p text:style-name="P84"/>
      <text:p text:style-name="Standard"><text:span text:style-name="T85">Cream Cheese Frosting</text:span>:</text:p>
      <text:p text:style-name="Standard"><text:tab/>1 (8-oz) cream cheese, softened<text:tab/><text:tab/>½<text:s/>stick butter, softened</text:p>
      <text:p text:style-name="Standard"><text:tab/>1 box (1 lb) confectioners sugar<text:tab/><text:tab/>1 cup pecans, chopped</text:p>
      <text:p text:style-name="Standard"><text:tab/>2 teaspoon vanilla</text:p>
      <text:p text:style-name="Standard"/>
      <text:p text:style-name="Standard">Mix cream cheese and butter; add remainder ingredients until creamy and smooth. <text:s/>Frost cool cake.</text:p>
      <text:p text:style-name="P86"/>
      <text:p text:style-name="P87"/>
      <text:p text:style-name="P88"/>
      <text:p text:style-name="P89"/>
      <text:p text:style-name="P90">Carrot Cake #2</text:p>
      <text:p text:style-name="P91"><text:tab/><text:tab/><text:tab/>Pat Hill</text:p>
      <text:p text:style-name="Standard"/>
      <text:p text:style-name="Standard">2 cups all-purpose flour (sifted)<text:tab/><text:tab/><text:tab/>2 teaspoons baking powder</text:p>
      <text:p text:style-name="Standard">1 teaspoon salt<text:tab/><text:tab/><text:tab/><text:tab/><text:tab/>2 cups sugar</text:p>
      <text:p text:style-name="Standard">1 teaspoon soda<text:tab/><text:tab/><text:tab/><text:tab/><text:tab/>2 teaspoons cinnamon</text:p>
      <text:p text:style-name="Standard">1 ¼<text:s/>cups crisco vegetable oil<text:tab/><text:tab/><text:tab/><text:tab/>4 eggs</text:p>
      <text:p text:style-name="Standard">3 cups carrots, finely grated<text:tab/><text:tab/><text:tab/><text:tab/>Cream Cheese Frosting</text:p>
      <text:p text:style-name="Standard"/>
      <text:p text:style-name="Standard">Mix all dry ingredients; add oil and stir with spoon. <text:s/>Add eggs, one at a time and stirring after egg. <text:s/>Add carrots; stir well. Bake in 2 round cake pans, greased and floured and bottoms covered with wax paper. Bake at 350º for 35-40 minutes. <text:s/>Cool and frost with<text:s/><text:span text:style-name="T92">Cream Cheese Frosting</text:span>.</text:p>
      <text:p text:style-name="P93"/>
      <text:p text:style-name="P94">Cream Cheese Frosting:</text:p>
      <text:p text:style-name="Standard"><text:tab/>8-oz. Cream cheese, softened<text:tab/><text:tab/><text:tab/>½<text:s/>stick butter, softened</text:p>
      <text:p text:style-name="Standard"><text:tab/>1 box confectioners sugar (add more)<text:tab/>Milk, if needed</text:p>
      <text:p text:style-name="Standard"><text:tab/>1 teaspoon vanilla<text:tab/><text:tab/><text:tab/><text:tab/>1 cup pecans, chopped</text:p>
      <text:p text:style-name="Standard"/>
      <text:p text:style-name="Standard">Mix cream cheese and butter; blend well. <text:s/>Add confectioners <text:s/>sugar. <text:s/>If too thick, add few drops milk. <text:s/>Add 1 teaspoon vanilla and pecans. <text:s/>Frost cool cake.</text:p>
      <text:p text:style-name="Standard"/>
      <text:p text:style-name="P95">Cherry Glaze Cake</text:p>
      <text:p text:style-name="P96"><text:tab/><text:tab/><text:tab/><text:tab/>Jane McCall<text:tab/></text:p>
      <text:p text:style-name="Standard"/>
      <text:p text:style-name="Standard">1 cup butter<text:tab/><text:tab/><text:tab/><text:tab/><text:tab/><text:tab/>1 ½<text:s/>cups sugar</text:p>
      <text:p text:style-name="Standard">4 eggs<text:tab/><text:tab/><text:tab/><text:tab/><text:tab/><text:tab/><text:tab/>1 teaspoon almond flavoring</text:p>
      <text:p text:style-name="Standard">2 cups flour (do not sift)<text:tab/><text:tab/><text:tab/><text:tab/>1 cup cherry pie filling</text:p>
      <text:p text:style-name="Standard"/>
      <text:p text:style-name="Standard">Cream butter and sugar; add eggs one at a time; beating well after each egg. <text:s/>Add flavoring and flour. <text:s/>Spread with tip of knife in 10x15x1" greased pan. <text:s/>Mark off 15 squares. <text:s/>Spoon filling into well in each square. <text:s/>Bake at 350º for 35-40 minutes. <text:s/>When cool, sprinkle with powdered sugar.</text:p>
      <text:p text:style-name="Standard"/>
      <text:p text:style-name="P97">Cherry Pineapple Cabana Cake</text:p>
      <text:p text:style-name="Standard"/>
      <text:p text:style-name="Standard">1 (20-oz.) can crushed pineapple, do not drain<text:tab/>1 (21-oz.) ca Lucky Leaf Regular</text:p>
      <text:p text:style-name="Standard">1 package yellow cake mix<text:tab/><text:tab/><text:tab/><text:tab/><text:tab/>or Premium Cherry Pie Filling</text:p>
      <text:p text:style-name="Standard">1 cup butter, melted<text:tab/><text:tab/><text:tab/><text:tab/><text:tab/>1 (7-oz.) bag coconut, shredded</text:p>
      <text:p text:style-name="Standard">1 cup macadamia nuts, chopped</text:p>
      <text:p text:style-name="Standard"/>
      <text:p text:style-name="Standard">Preheat oven to 350<text:span text:style-name="T98">°</text:span>. <text:s/>Lighty grease a 9x13“ baking pan. <text:s/>Layer crushed pineapple, then pie filling. <text:s/>Sprinkle dry cake mix over the top, smoothing evenly and covering the top. <text:s/>Pour meltd butter on top, covering evenly. <text:s/>Finish iwth coconut and nuts. <text:s/>Bake <text:s/>for 50-60 minutes until brown o top and bubbly. <text:s/>Let cool 30 minutes. <text:s/>Serve warm or cooled.</text:p>
      <text:p text:style-name="Standard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Fruit Cocktail Cake</text:p>
      <text:p text:style-name="P107"><text:tab/><text:tab/><text:tab/>Mama Franklin</text:p>
      <text:p text:style-name="Standard"/>
      <text:p text:style-name="Standard">2 eggs<text:tab/><text:tab/><text:tab/><text:tab/><text:tab/><text:tab/><text:tab/>1 ½ cup sugar</text:p>
      <text:p text:style-name="Standard">1 teaspoon salt<text:tab/><text:tab/><text:tab/><text:tab/><text:tab/>1 ½ teaspoon soda</text:p>
      <text:p text:style-name="Standard">1 can fruit cocktail<text:tab/><text:tab/><text:tab/><text:tab/><text:tab/>2 ½ cups flour(unsifted)</text:p>
      <text:p text:style-name="Standard"/>
      <text:p text:style-name="Standard">Beat eggs lightly; add sugar; blend coctail; add dry ingredients. <text:s/>Pour into 2 or 3 greased and floured cake pans. <text:s/>Bake at 300º for 45 minutes. <text:s/>Spread with filling.</text:p>
      <text:p text:style-name="Standard"/>
      <text:p text:style-name="P108">Filling:</text:p>
      <text:p text:style-name="Standard"><text:tab/></text:p>
      <text:p text:style-name="P109">1 stick butter<text:tab/><text:tab/><text:tab/><text:tab/><text:tab/>1 cup sugar</text:p>
      <text:p text:style-name="Standard"><text:tab/>½ cup milk<text:tab/><text:tab/><text:tab/><text:tab/><text:tab/>1 teaspoon vanilla</text:p>
      <text:p text:style-name="Standard"><text:tab/>1 can coconut</text:p>
      <text:p text:style-name="Standard"/>
      <text:p text:style-name="Standard">In saucepan combine butter, sugar and milk. <text:s/>Cook to boiling; boil 5 minutes. <text:s/>Add vanilla and coconut. <text:s/>Spread icing over cooled cake layers.</text:p>
      <text:p text:style-name="P110"/>
      <text:p text:style-name="P111">Fig Preserve Cake</text:p>
      <text:p text:style-name="P112"><text:tab/><text:tab/><text:tab/>Ruth Stinson</text:p>
      <text:p text:style-name="Standard"/>
      <text:p text:style-name="Standard">1 ½ cups sugar<text:tab/><text:tab/><text:tab/><text:tab/><text:tab/>2 cups all-purpose flour</text:p>
      <text:p text:style-name="Standard">1 teaspoon soda<text:tab/><text:tab/><text:tab/><text:tab/><text:tab/>1 teaspoon salt</text:p>
      <text:p text:style-name="Standard">1 teaspoon nutmeg<text:tab/><text:tab/><text:tab/><text:tab/><text:tab/>1 teaspoon cinnamon</text:p>
      <text:p text:style-name="Standard">1 teaspoon allspice<text:tab/><text:tab/><text:tab/><text:tab/><text:tab/>½ teaspoon cloves</text:p>
      <text:p text:style-name="Standard">1 cup vegetable oil<text:tab/><text:tab/><text:tab/><text:tab/><text:tab/>3 eggs</text:p>
      <text:p text:style-name="Standard">1 cup buttermilk<text:tab/><text:tab/><text:tab/><text:tab/><text:tab/>1 tablespoon vanilla</text:p>
      <text:p text:style-name="Standard">1 cup fig preserves<text:tab/><text:tab/><text:tab/><text:tab/><text:tab/>½ cup pecans, chopped</text:p>
      <text:p text:style-name="Standard">Buttermilk Glaze</text:p>
      <text:p text:style-name="Standard"/>
      <text:p text:style-name="Standard">Combine dry ingredients. <text:s/>Add oil; beat well. <text:s/>Add eggs; beat well. Add buttermilk and vanilla and mix thoroughly. <text:s/>Stir in preserves and pecans. <text:s/>Bake in greased and floured tube pan for 1 hour and 15 minutes at 350º. <text:s/>Cool 10 minutes; remove from pan. <text:s/>Pour warm<text:s/><text:span text:style-name="T113">Buttermilk Glaze</text:span><text:s/>over care.</text:p>
      <text:p text:style-name="P114"/>
      <text:p text:style-name="Standard"><text:span text:style-name="T115">Buttermilk Glaze</text:span><text:span text:style-name="T116">:</text:span></text:p>
      <text:p text:style-name="Standard"><text:tab/>¼ cup buttermilk<text:tab/><text:tab/><text:tab/><text:tab/>½ cup sugar</text:p>
      <text:p text:style-name="Standard"><text:tab/>1 ½ teaspoons cornstarch<text:tab/><text:tab/><text:tab/>¼ cup butter</text:p>
      <text:p text:style-name="Standard"><text:tab/>1 ½ teaspoons vanilla<text:tab/></text:p>
      <text:p text:style-name="Standard"/>
      <text:p text:style-name="Standard">Combine buttermilk, sugar, cornstarch and butter; bring to boil. <text:s/>Remove from heat. <text:s/>Cool slightly; stir in vanilla. <text:s/>Drizzle or spread over cake.</text:p>
      <text:p text:style-name="Standard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Key Lime Cake</text:p>
      <text:p text:style-name="P126"/>
      <text:p text:style-name="Standard">1 box lemon cake mix<text:tab/><text:tab/><text:tab/><text:tab/>¼ cup orange juice</text:p>
      <text:p text:style-name="Standard">1 box lime jello<text:tab/><text:tab/><text:tab/><text:tab/><text:tab/>4 tablesoons confectioners sugar</text:p>
      <text:p text:style-name="Standard">1 ½ cups vegetable oil<text:tab/><text:tab/><text:tab/><text:tab/>½ cup Key Lime juice</text:p>
      <text:p text:style-name="Standard">5 eggs<text:tab/><text:tab/><text:tab/><text:tab/><text:tab/><text:tab/><text:tab/>Cream Cheese Icing</text:p>
      <text:p text:style-name="Standard"/>
      <text:p text:style-name="Standard">Mix cake mix, jello, oil, eggs and orange juice; <text:s/>beat two to three minutes at medium speed. <text:s/>Pour into 3 round, greased and floured cake pans. <text:s/>Bake at 350º about 25 minutes <text:s/>To glaze, mix confectioner's sugar and lime juice. <text:s/>While layers are still warm, drizzle glaze over layers. <text:s/>Frost each layer with<text:s/><text:span text:style-name="T127">Cream Cheese Icing</text:span><text:s/>as you stack them.</text:p>
      <text:p text:style-name="P128"/>
      <text:p text:style-name="Standard"><text:span text:style-name="T129">Cream Cheese Icing</text:span>:</text:p>
      <text:p text:style-name="Standard">1 box confectioner's sugar<text:tab/><text:tab/><text:tab/><text:tab/>1 (8-oz) package cream cheese, softened</text:p>
      <text:p text:style-name="Standard"><text:tab/>(minus amount used for glaze)<text:tab/><text:tab/>1 stick butter, softened</text:p>
      <text:p text:style-name="Standard">1 teaspoon vanilla</text:p>
      <text:p text:style-name="Standard">Cream together butter and cream cheese; blen in sugar and vanilla. <text:s/>Ice cakewhen cooled completely.</text:p>
      <text:p text:style-name="P130"/>
      <text:p text:style-name="P131">Layer Fruit Cake</text:p>
      <text:p text:style-name="P132"><text:tab/><text:tab/><text:tab/>Virginia Taylor</text:p>
      <text:p text:style-name="Standard"/>
      <text:p text:style-name="Standard">1 cup raisins<text:tab/><text:tab/><text:tab/><text:tab/><text:tab/><text:tab/>2 cups sugar</text:p>
      <text:p text:style-name="Standard">1 cup butter<text:tab/><text:tab/><text:tab/><text:tab/><text:tab/><text:tab/>1 cup blackberry jelly</text:p>
      <text:p text:style-name="Standard">1 ½<text:s/>cups coconut<text:tab/><text:tab/><text:tab/><text:tab/><text:tab/>3 cups flour</text:p>
      <text:p text:style-name="Standard">1 teaspoon allspice or vanilla<text:tab/><text:tab/><text:tab/><text:tab/>3 eggs, well beaten</text:p>
      <text:p text:style-name="Standard">1 cup buttermilk<text:tab/><text:tab/><text:tab/><text:tab/><text:tab/>1 teaspoon baking soda</text:p>
      <text:p text:style-name="Standard">1 cup English walnuts, chopped<text:tab/><text:tab/><text:tab/>Filling</text:p>
      <text:p text:style-name="Standard"/>
      <text:p text:style-name="Standard">Cream sugar and butter; add eggs and mix well. <text:s/>Add jelly, coconut and buttermilk. <text:s/>Add small amount of the flour to raisins and nuts to coat them (this prevents these from settling to bottom of cake pans.) <text:s/>Add coated raisins and nuts, remaining flour, allspice (unless using vanilla) and soda to mixture. <text:s/>Mix well. <text:s/>Pour into 3 greased and floured cake pans. <text:s/>Bake at 350º <text:s/>about 40 minutes. <text:s/>Cool layers. <text:s/>Spread filling between each of the 3 layers.</text:p>
      <text:p text:style-name="P133"/>
      <text:p text:style-name="P134">Filling:</text:p>
      <text:p text:style-name="P135"/>
      <text:p text:style-name="Standard">2 cups sugar<text:tab/><text:tab/><text:tab/><text:tab/><text:tab/><text:tab/>1/2 cup milk</text:p>
      <text:p text:style-name="Standard">1 cup butter</text:p>
      <text:p text:style-name="Standard"/>
      <text:p text:style-name="Standard">Combine all ingredients in saucepan and heat to boiling. <text:s/>Boil (stirring constantly) until temperature reaches between 235-237º. <text:s/></text:p>
      <text:p text:style-name="Standard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Aubret H. White's Christmas Fruit Cake</text:p>
      <text:p text:style-name="P145"><text:tab/><text:tab/><text:tab/><text:tab/><text:tab/>Listed in Montgomery Advertiser 2012</text:p>
      <text:p text:style-name="P146"/>
      <text:p text:style-name="Standard">2 pounds raisins (mix colors)<text:tab/><text:tab/><text:tab/><text:tab/>2//3 pound candied orange peel</text:p>
      <text:p text:style-name="Standard">1/3 pound candied lemon peel<text:tab/><text:tab/><text:tab/>1 pound preserved figs</text:p>
      <text:p text:style-name="Standard">1 pound candied pineapple<text:tab/><text:tab/><text:tab/><text:tab/>1 pound candied cherries</text:p>
      <text:p text:style-name="Standard">1 pound dried mixed fruit<text:tab/><text:tab/><text:tab/><text:tab/>2 pounds nuts (any combination of black<text:s/><text:tab/></text:p>
      <text:p text:style-name="Standard">4 cups all-purpose flour<text:tab/><text:tab/><text:tab/><text:tab/><text:tab/>walnuts, hickory nuts, hazel nuts,<text:s/><text:tab/></text:p>
      <text:p text:style-name="Standard">3/4 pound butter<text:tab/><text:tab/><text:tab/><text:tab/><text:tab/><text:tab/>almonds, Brazil nuts, pecans but at least 1 pound light brown sugar<text:tab/><text:tab/><text:tab/><text:tab/><text:tab/>one pound of black walnuts and hickory<text:s/></text:p>
      <text:p text:style-name="Standard">1 <text:s/>dozen eggs<text:tab/><text:tab/><text:tab/><text:tab/><text:tab/><text:tab/><text:tab/>nuts)</text:p>
      <text:p text:style-name="Standard">½<text:s/>cup<text:s/>clear Karo syrup<text:s/><text:tab/><text:tab/><text:tab/><text:tab/>¼<text:s/><text:s/>cup honey</text:p>
      <text:p text:style-name="Standard">¼<text:s/>cup molasses or dark Karo syrup<text:tab/><text:tab/><text:tab/>2 teaspoons nutmeg</text:p>
      <text:p text:style-name="Standard">3 teaspoons cinnamon<text:tab/><text:tab/><text:tab/><text:tab/>1 teaspoons cloves</text:p>
      <text:p text:style-name="Standard">1 teaspoon bakingsoda<text:tab/><text:tab/><text:tab/><text:tab/>2 teaspoons baking powder</text:p>
      <text:p text:style-name="Standard">1 (8-oz.) glass mixed fruit juice, 4 or 5 kinds is better</text:p>
      <text:p text:style-name="Standard"/>
      <text:p text:style-name="Standard">Chip all fruit and nuts into small pieces, and set aside. <text:s/>In a mixing bowl, sift together flour, soda and baking powder. <text:s/>Add all spices to flour mixture. <text:s/>Flour all fruit and nuts with<text:s/>½<text:s/>of flour mixture in separate containers. <text:s/>In a mixing bowl, cream sugar and butter. <text:s/>Beat eggs well, and add them to the sugar-butter mixture. <text:s/>Add syrup and fruit juice. <text:s/>Using a large mixing bowl, slowly add remaining flour, floured nuts and floured fruit to butter-sugar mixture. <text:s/>Mix well until all flour is dissolved. <text:s/>Heat oven to 250º. <text:s/>Bake in any size cake pans. <text:s/>For large cake, bake for about 2 hours or until done. <text:s/>For smaller cakes (about 1 pound each), bake 1 to<text:s/>1 ½<text:s/>hours, depending on oven.</text:p>
      <text:p text:style-name="P147"/>
      <text:p text:style-name="P148">Icebox Fruit Cake**</text:p>
      <text:p text:style-name="P149"><text:tab/><text:tab/><text:tab/>Louise Windham (Eze)</text:p>
      <text:p text:style-name="Standard"/>
      <text:p text:style-name="Standard">2 cups vanilla wafers, crumbs<text:tab/><text:tab/><text:tab/>1 can Eagle brand milk</text:p>
      <text:p text:style-name="Standard">2 cups chopped pecans<text:tab/><text:tab/><text:tab/><text:tab/>2 cups raisins</text:p>
      <text:p text:style-name="Standard">1 box dates, pitted and chopped</text:p>
      <text:p text:style-name="Standard"/>
      <text:p text:style-name="Standard">Add all ingredients. <text:s/>(This is so sticky that you will need to work with clean hands until everythng is mixed well.) <text:s/>I divide this into either thirds or fourths, but it can be divided into 2 logs. <text:s/>Take sheet of waxed paper and place the desired amount in middle of paper. <text:s/>Work into log (about 2-3" in diameter. <text:s/>Roll in wax paper to create log. <text:s/>Seal in foil; refrigerate. <text:s/>Make at least a day or two before you need it. <text:s/>This keeps in refrigerator a couple of weeks. <text:s/></text:p>
      <text:p text:style-name="Standard">**Eze always made this at Christmas; it was one of our favorites. <text:s/>It is more like a candy than cake.</text:p>
      <text:p text:style-name="Standard"/>
      <text:p text:style-name="P150">Miracle Fruit Cake**</text:p>
      <text:p text:style-name="P151"><text:tab/><text:tab/><text:tab/><text:tab/><text:tab/>Miss Hannah's recipe via Shirley Ferguson</text:p>
      <text:p text:style-name="Standard"/>
      <text:p text:style-name="Standard">24-oz. Pitted dates<text:tab/><text:tab/><text:tab/><text:tab/><text:tab/>1 lb. Candied pineapple</text:p>
      <text:p text:style-name="Standard">1 lb whole candied cherries<text:tab/><text:tab/><text:tab/><text:tab/>2 cups plain flour</text:p>
      <text:p text:style-name="Standard">2 teaspoons baking powder<text:tab/><text:tab/><text:tab/><text:tab/>½<text:s/>teaspoon salt</text:p>
      <text:p text:style-name="Standard">4 eggs<text:tab/><text:tab/><text:tab/><text:tab/><text:tab/><text:tab/><text:tab/>1 cup sugar</text:p>
      <text:p text:style-name="Standard">8 cups pecans, chopped or broken</text:p>
      <text:p text:style-name="Standard"/>
      <text:p text:style-name="Standard">Cut up dates and <text:s/>pineapple in large bowl. <text:s/>Add cherries cut in half. <text:s/>Lighly spoon baking powder, flour and salt into sifter. <text:s/>Sift into fruit. <text:s/>Stir. <text:s/>Beat eggs til frothy. <text:s/>Gradually beat in sugar. <text:s/>Add to fruit mixture. <text:s/>Mix with wooden spoon if you can, but at this point you may need to use hands. <text:s/>Add pecans...mix well til batter is coated.</text:p>
      <text:p text:style-name="Standard">Take 2- 9x5x3 loaf pans or 7 mini pans and line with parchment paper strips. <text:s/>Pack fruit cake into pans with hands. <text:s/>Bake at 275º for<text:s/>1 ½<text:s/>hours for large pans or 40 minutes for small pans. <text:s/>Batter will look dry, but will not brown. <text:s/>DO NOT OVERBAKE! <text:s/>Remove from oven. <text:s/>Let stand about 20 minutes to cool. <text:s/>Peel off paper. <text:s/>Wrap in foil. <text:s/>Keep in refrigerator. <text:s/>Can be frozen.</text:p>
      <text:p text:style-name="Standard"/>
      <text:p text:style-name="Standard">Miss Hannah was Shirley Ferguson's Bible study teacher for 10 years in Atlanta. <text:s/>Shirley wrote a book about Miss Hannah's life.</text:p>
      <text:p text:style-name="Standard"/>
      <text:p text:style-name="Standard">I don't usually like fruitcake, but this is delicious and the best fruitcake I have ever eaten.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Lemon Cake</text:p>
      <text:p text:style-name="P167"><text:tab/><text:tab/>Pat Hill</text:p>
      <text:p text:style-name="Standard"/>
      <text:p text:style-name="Standard">Make a yellow cake mix according to directions. <text:s/>Bake in 2 round cake pans. <text:s/>Let cool.</text:p>
      <text:p text:style-name="Standard"/>
      <text:p text:style-name="P168">Filling:</text:p>
      <text:p text:style-name="P169"/>
      <text:p text:style-name="Standard">½<text:s/>cup flour<text:tab/><text:tab/><text:tab/><text:tab/><text:tab/><text:tab/>1 cup sugar</text:p>
      <text:p text:style-name="Standard">¼<text:s/>teaspoon salt<text:tab/><text:tab/><text:tab/><text:tab/><text:tab/>¼<text:s/>cup water</text:p>
      <text:p text:style-name="Standard">1 ¼<text:s/>cup orange juice<text:tab/><text:tab/><text:tab/><text:tab/><text:tab/>¼<text:s/>cup lemonjuice</text:p>
      <text:p text:style-name="Standard">3 egg yolks</text:p>
      <text:p text:style-name="Standard"/>
      <text:p text:style-name="Standard">Mix dry ingredients; then add water and mix well. <text:s/>Add both orange and lemon juices. <text:s/>Cook over heat until mixture thickens. <text:s/>Stir often <text:s/>Beat egg yolks slightly. <text:s/>Remove mixture from stove and add eggs quickly as you stir. <text:s/>Return to heat and cook several minutes longer. <text:s/>LET COOL. <text:s/>This filling goes between the cake layers.</text:p>
      <text:p text:style-name="Standard"/>
      <text:p text:style-name="P170">Frosting:</text:p>
      <text:p text:style-name="P171"/>
      <text:p text:style-name="Standard">1 cup sugar<text:tab/><text:tab/><text:tab/><text:tab/><text:tab/><text:tab/>1/3 cup hot water</text:p>
      <text:p text:style-name="Standard">¼<text:s/>teaspoon cream of tarter<text:tab/><text:tab/><text:tab/><text:tab/>3 egg whites</text:p>
      <text:p text:style-name="Standard">1/8 teaspoon salt<text:tab/><text:tab/><text:tab/><text:tab/><text:tab/>1 teaspoon vanilla</text:p>
      <text:p text:style-name="Standard"/>
      <text:p text:style-name="Standard">Combine above ingredients (except vanilla and egg whites) and cook to a soft ball stage (230º). <text:s text:c="2"/>DO NOT STIR sugar mixture as it cooks. Meantime beat egg whites until stiff. <text:s/>Add the cooked syrup to beaten egg <text:s/>whites along with vanilla. <text:s/>Beat until fluffy. <text:s text:c="2"/>This is a form of minue frosting <text:s/>Frost outside of cake. <text:s/>Garnish as desired. <text:s/>This frosting only holds up for a day or two; then it begins to break down.</text:p>
      <text:p text:style-name="Standard"/>
      <text:p text:style-name="P172">Nutty Orange Coffee Cake</text:p>
      <text:p text:style-name="Standard"/>
      <text:p text:style-name="Standard">¾<text:s/>cup sugar<text:tab/><text:tab/><text:tab/><text:tab/><text:tab/><text:tab/>½<text:s/>cup pecans, chopped</text:p>
      <text:p text:style-name="Standard">2 teaspoons grated orange rind<text:tab/><text:tab/><text:tab/>4-oz. Reduced-fat cream cheese</text:p>
      <text:p text:style-name="Standard">2 (11-oz) cans refrigerated buttermilk biscuits<text:tab/>½<text:s/>cup butter, melted</text:p>
      <text:p text:style-name="Standard">1 cup sifted powdered sugar<text:tab/><text:tab/><text:tab/><text:tab/>2 tablespoons fresh orange juice</text:p>
      <text:p text:style-name="Standard"/>
      <text:p text:style-name="Standard">Combine sugar, pecans and <text:s/>orange rind in a small bowl; set aside. <text:s/>Place about 3/4 teaspoon cream cheese in center of each biscuit; fold biscuit in half over cheese, pressing edges to <text:s/>seal. <text:s/>Dip biscuits in melted butter, and dredge in sugar mizxture; place biscuits, curved side down, in a single laer in curves of a lightly greased 12-cup Bundtpan, spacing evenly (do not stack). <text:s/>Place any remaining biscuits about center of tube of pan, filling in spaces, if necessary. <text:s/>Drizzle any remaining butter over biscuits; sprinkle with any remaining sugar mixture. <text:s/>Bake at 350º for 35-40 minutes or until done. <text:s/>Immediately invert onto a serving plate. <text:s/>Combine powdered sugar and orange juice, stirring well; drizzle over warm coffee cake. <text:s/>Serve immediately. <text:s/>Yield 1 (10 inch) coffee cake.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Orange Slice Cake</text:p>
      <text:p text:style-name="P181"><text:tab/><text:tab/><text:tab/>Lola Tarrants</text:p>
      <text:p text:style-name="P182"/>
      <text:p text:style-name="Standard">2 cups sugar<text:tab/><text:tab/><text:tab/><text:tab/><text:tab/><text:tab/>1 cup butter</text:p>
      <text:p text:style-name="Standard">5 eggs<text:tab/><text:tab/><text:tab/><text:tab/><text:tab/><text:tab/><text:tab/>½<text:s/>teaspoon salt</text:p>
      <text:p text:style-name="Standard">1 tablespoon vanilla<text:tab/><text:tab/><text:tab/><text:tab/><text:tab/>2 cups pecans</text:p>
      <text:p text:style-name="Standard">½<text:s/>cup candied cherries<text:tab/><text:tab/><text:tab/><text:tab/>1 can coconut</text:p>
      <text:p text:style-name="Standard">4 cups flour<text:tab/><text:tab/><text:tab/><text:tab/><text:tab/><text:tab/>1 teaspoon baking soda</text:p>
      <text:p text:style-name="Standard">¾<text:s/>cup buttermilk<text:tab/><text:tab/><text:tab/><text:tab/><text:tab/>1 lb. Orange slice candy</text:p>
      <text:p text:style-name="Standard">Boiled Syrup</text:p>
      <text:p text:style-name="Standard"/>
      <text:p text:style-name="Standard">Save<text:s/>¼<text:s/>cup flour to roll fruit in (this keeps it from settling to the bottom of the pan.</text:p>
      <text:p text:style-name="Standard">Cream butter and sugar. <text:s/>Add eggs one at a time and beat. <text:s/>Sift remaining flour, salt and soda together. <text:s/>Add vanilla, flour and buttermilk alternately. <text:s/>Roll fruit, pecans, cherries and coconut in flour. <text:s/>Add to mixture. <text:s/>Bake in greased and floured bundt pan or loaf pans. <text:s/>Bake at 300º for 2 hours. <text:s/>Remove cake to serving platter. <text:s/>Brush <text:s/><text:span text:style-name="T183">Boiled Syrup</text:span><text:s/>on cake.</text:p>
      <text:p text:style-name="P184"/>
      <text:p text:style-name="P185">Boiled Syrup:</text:p>
      <text:p text:style-name="P186"/>
      <text:p text:style-name="Standard">½<text:s/>cup confectioner's syrup<text:tab/><text:tab/><text:tab/><text:tab/>¼<text:s/>cup lemon juice</text:p>
      <text:p text:style-name="Standard">¼<text:s/>cup orange juice<text:tab/><text:tab/><text:tab/><text:tab/><text:tab/>1 teaspoon grated orange peel</text:p>
      <text:p text:style-name="Standard"/>
      <text:p text:style-name="Standard">Combine ingredients and boil 5 minutes.</text:p>
      <text:p text:style-name="Standard"/>
      <text:p text:style-name="P187">Orange-Buttermilk Cupcakes with Cream Cheese Frosting</text:p>
      <text:p text:style-name="Standard"/>
      <text:p text:style-name="Standard">1 cup all-purpose flour<text:tab/><text:tab/><text:tab/><text:tab/>1 cup whole-wheat pastry flour</text:p>
      <text:p text:style-name="Standard">1 teaspoon baking powder<text:tab/><text:tab/><text:tab/><text:tab/>½<text:s/>teaspoon baking soda</text:p>
      <text:p text:style-name="Standard">½<text:s/>teaspoon salt<text:tab/><text:tab/><text:tab/><text:tab/><text:tab/>¾<text:s/>cup granulated sugar</text:p>
      <text:p text:style-name="Standard">½<text:s/>cup nonfat buttermilk<text:tab/><text:tab/><text:tab/><text:tab/>½<text:s/>cup frozen orange juice concentrate</text:p>
      <text:p text:style-name="Standard">1/3 cup canola oil<text:tab/><text:tab/><text:tab/><text:tab/><text:tab/>2 large eggs</text:p>
      <text:p text:style-name="Standard">1 teaspoon vanilla<text:tab/><text:tab/><text:tab/><text:tab/><text:tab/>Frosting</text:p>
      <text:p text:style-name="Standard"/>
      <text:p text:style-name="Standard">Heat ovento 350º. <text:s/>Line 18 muffin tins with cupcake liners. <text:s/>To make cupcakes, in a medium bowl whisk together both flours, the baking powder, baking soda and salt. <text:s/>In another medium bowl, combine granulated sugar, buttermilk, orange juice concentrate, oil and eggs. <text:s/>Whisk thoroughly until the orange juice concentrate is dissolved <text:s/>Add the wet ingredients to the dry and fold just until blended. Divide the batter among the 18 cups (each should be about<text:s/>½<text:s/>full). <text:s/>Bake until the tops spring back when lightly touched and a toothpick inserted at the center comes our clean, 18-22 minutes. <text:s/>Cool the pans on a rack until the cupcakes are cool enough to handle <text:s/>Remove the cupcakes fromthe pan and cool completely on a rack before frostiing, about 40 minutes.</text:p>
      <text:p text:style-name="P188"/>
      <text:p text:style-name="P189">Frosting:</text:p>
      <text:p text:style-name="P190"/>
      <text:p text:style-name="Standard">8-oz. Reduced-fat cream cheese, softened<text:tab/><text:tab/>1/3 cup powdered sugar</text:p>
      <text:p text:style-name="Standard">2 tablespoons frozen orange juice concentrate</text:p>
      <text:p text:style-name="Standard"/>
      <text:p text:style-name="Standard">In a medium bowl, combine cream cheese, sugar and orange juice. <text:s/>Use an electric mixer to beat until smooth and creamy <text:s/>(175 calories per cupcake)</text:p>
      <text:p text:style-name="P191"/>
      <text:p text:style-name="P192"/>
      <text:p text:style-name="P193">Pineapple Cake #1</text:p>
      <text:p text:style-name="P194"/>
      <text:p text:style-name="Standard">1 Duncan Hines Golden Butter Cake Mix<text:tab/><text:tab/>4 eggs</text:p>
      <text:p text:style-name="Standard">½<text:s/>cup Wesson Oil<text:tab/><text:tab/><text:tab/><text:tab/><text:tab/>1 can Mandarin organges with juice</text:p>
      <text:p text:style-name="Standard"/>
      <text:p text:style-name="Standard">Mix well and bake in 3 8 or 9" round cake pans <text:s/>Bake at 325º for 30 minutes. <text:s/>Cool cake completely. <text:s/>Frost each layer and side of cake with Frosting.</text:p>
      <text:p text:style-name="Standard"/>
      <text:p text:style-name="Standard"><text:span text:style-name="T195">Frosting</text:span>:</text:p>
      <text:p text:style-name="Standard"/>
      <text:p text:style-name="Standard">1 large Cool Whip<text:tab/><text:tab/><text:tab/><text:tab/><text:tab/>1 small package vanilla instant pudding mix</text:p>
      <text:p text:style-name="Standard">1 large can crushed pineapple with juice</text:p>
      <text:p text:style-name="Standard"/>
      <text:p text:style-name="Standard">Sprinkle pudding mix into cool whip; fold in crushed pineapple. <text:s/>Frost cake and refrigerate.</text:p>
      <text:p text:style-name="Standard"/>
      <text:p text:style-name="P196">Pinepple Cake #2</text:p>
      <text:p text:style-name="Standard"/>
      <text:p text:style-name="Standard">1 box deluxe yellow cake mix<text:tab/><text:tab/><text:tab/>1 small can crushed pineapple</text:p>
      <text:p text:style-name="Standard">1 cup sugar<text:tab/><text:tab/><text:tab/><text:tab/><text:tab/><text:tab/>1 small package instant vanilla pudding</text:p>
      <text:p text:style-name="Standard">1- 9-oz. container dessert whipped topping<text:tab/><text:tab/>Chopped pecans</text:p>
      <text:p text:style-name="Standard">Coconut</text:p>
      <text:p text:style-name="Standard"/>
      <text:p text:style-name="Standard">Prepare cake mix and bake in 13x9" pan at 350º. <text:s/>Combine undrained pineapple and sugar and boil 2-3 minutes. <text:s/>Pour hot mixture over hot cake. <text:s/>Let cool. <text:s/>Make pudding per package directions, spread over cooled cake. <text:s/>Top with whipped topping and sprinkle with pecans and coconut. Chill until pudding firms. <text:s/>Store in <text:s/>refrigerator. <text:s/>Serves 20.</text:p>
      <text:p text:style-name="P197"/>
      <text:p text:style-name="P198">Plum Cake</text:p>
      <text:p text:style-name="P199"/>
      <text:p text:style-name="Standard">2 cups self-rising flour<text:tab/><text:tab/><text:tab/><text:tab/>2 cups sugar</text:p>
      <text:p text:style-name="Standard">1 teaspoon cloves<text:tab/><text:tab/><text:tab/><text:tab/><text:tab/>1 teaspoon cinnamon</text:p>
      <text:p text:style-name="Standard">¼<text:s/>teaspoon salt<text:tab/><text:tab/><text:tab/><text:tab/><text:tab/>3 eggs</text:p>
      <text:p text:style-name="Standard">2 jars baby food plums<text:tab/><text:tab/><text:tab/><text:tab/>1 cup vegetable oil</text:p>
      <text:p text:style-name="Standard"/>
      <text:p text:style-name="Standard">Combine sugar and oil; mix well; add eggs, one at a time; mix well. <text:s/>In separate bowl combine flour, cloves, salt and cinnamon. <text:s/>Add flour and plums alternately to the sugar mixture. <text:s/>Bake in greased and floured bundt pan or loaf pans at 350º for 1 hour (less if using loaf pans.) <text:s/></text:p>
      <text:p text:style-name="Standard"/>
      <text:p text:style-name="P200">Prune Cake</text:p>
      <text:p text:style-name="P201"><text:tab/><text:tab/><text:tab/>Olivet Willis</text:p>
      <text:p text:style-name="P202"/>
      <text:p text:style-name="Standard">2 cups self-rising flour<text:tab/><text:tab/><text:tab/><text:tab/>2 cups sugar</text:p>
      <text:p text:style-name="Standard">1 teaspoon cinnamon<text:tab/><text:tab/><text:tab/><text:tab/><text:tab/>1 teaspoon nutmeg</text:p>
      <text:p text:style-name="Standard">1 teaspoon allspice<text:tab/><text:tab/><text:tab/><text:tab/><text:tab/>1 cup vegetable oil</text:p>
      <text:p text:style-name="Standard">3 eggs<text:tab/><text:tab/><text:tab/><text:tab/><text:tab/><text:tab/><text:tab/>1 (8-oz.) jar prunes &amp; tapioca</text:p>
      <text:p text:style-name="Standard">1 cup pecans (or other nuts), chopped</text:p>
      <text:p text:style-name="Standard"/>
      <text:p text:style-name="Standard">Mix sugar, oil and eggs. <text:s/>Combine dry ingredients. <text:s/>Add dry ingredients and prunes to mixture. <text:s/>Bake in greased and floured tube pan at 350º for 45 minutes to 1 hour.</text:p>
      <text:p text:style-name="P203"/>
      <text:p text:style-name="P204"/>
      <text:p text:style-name="P205">Strawberry Dream Cake</text:p>
      <text:p text:style-name="Standard"/>
      <text:p text:style-name="Standard">1 (18 ½-oz.) package white cake mix<text:tab/><text:tab/>1 (6-oz.) package strawberry jello</text:p>
      <text:p text:style-name="Standard">2 tablespoons flour<text:tab/><text:tab/><text:tab/><text:tab/><text:tab/>½ cup water</text:p>
      <text:p text:style-name="Standard">4 eggs<text:tab/><text:tab/><text:tab/><text:tab/><text:tab/><text:tab/><text:tab/>½ (10-oz.) box frozen, sliced strawberries,<text:s/></text:p>
      <text:p text:style-name="Standard">¾ <text:s/>cup vegetable oil<text:tab/><text:tab/><text:tab/><text:tab/><text:tab/><text:tab/>thawed</text:p>
      <text:p text:style-name="Standard">1 teaspoon vanilla</text:p>
      <text:p text:style-name="Standard"/>
      <text:p text:style-name="Standard">Combine cake mix, jello, flour, water and eggs; beat 2 minutes. <text:s/>Add strawberries with syrup to batter and beat 1 miinute. <text:s/>Add oil; beat one minute. <text:s/>Grease and flour (or spray with Baker’s Spray) pans. <text:s/>Pour into 2 (9“) cake pans or into cupcake pans (24-36). <text:s/>Bake at 325<text:span text:style-name="T206">°</text:span>or 25-35 minutes (not as long for cupcakes – about 18 minutes). <text:s/>Do not overbake cake so it will remain tender and not dry. <text:s/>When cake is cool frost with<text:s/><text:span text:style-name="T207">Strawberry Icing.</text:span></text:p>
      <text:p text:style-name="P208"/>
      <text:p text:style-name="P209">Stawberry Icing:</text:p>
      <text:p text:style-name="Standard"/>
      <text:p text:style-name="Standard">½ cup butter<text:tab/><text:tab/><text:tab/><text:tab/><text:tab/><text:tab/>1 box (16-oz.) powdered sugar</text:p>
      <text:p text:style-name="Standard">½ (10-oz.) box frozen, sliced strawberries,<text:tab/><text:tab/>½ teaspoon vanilla</text:p>
      <text:p text:style-name="Standard"><text:span text:style-name="T210"><text:tab/></text:span>Thawed</text:p>
      <text:p text:style-name="Standard"/>
      <text:p text:style-name="Standard">Beat butter until smooth; add powdered sugar alternately with remaining strawberries and syrup until smooth. <text:s/>(If icing begins to get too watery, don’t add all the syrup.) <text:s/>Add vanilla. <text:s/>If icing is too dry, thin with milk.</text:p>
      <text:p text:style-name="Standard"/>
      <text:p text:style-name="P211">Strawberry Cake</text:p>
      <text:p text:style-name="Standard"/>
      <text:p text:style-name="Standard">Cake:</text:p>
      <text:p text:style-name="Standard">1 box plain white cake mix<text:tab/><text:tab/><text:tab/><text:tab/>1 cup fresh or frozen strawberries, chopped</text:p>
      <text:p text:style-name="Standard">1 small box strawberry Jell-O<text:tab/><text:tab/><text:tab/>4 whole eggs</text:p>
      <text:p text:style-name="Standard">¾ cup oil</text:p>
      <text:p text:style-name="Standard"/>
      <text:p text:style-name="Standard">Mix all cake ingredients. <text:s/>Makes 2 layers. <text:s/>Bake at 350<text:span text:style-name="T212">°</text:span><text:s/>until done. <text:s/>Use toothpick test.</text:p>
      <text:p text:style-name="Standard"/>
      <text:p text:style-name="Standard">Icing:</text:p>
      <text:p text:style-name="Standard">½ cup fresh or frozen strawberries, chopped<text:tab/><text:tab/>1 stick butter, softened</text:p>
      <text:p text:style-name="Standard">1 box powdered sugar</text:p>
      <text:p text:style-name="Standard"/>
      <text:p text:style-name="Standard">Cream butter; add powdereded sugar and strawberries. <text:s/>Ice cool cake layers.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>Pink Valentine Cake (Strawberry)</text:p>
      <text:p text:style-name="Standard"/>
      <text:p text:style-name="Standard">1 (18 ½-oz.) box white cake mix<text:tab/><text:tab/><text:tab/>1 (3-oz.) package strawberry Jell-O</text:p>
      <text:p text:style-name="Standard">3 tablespoons flour<text:tab/><text:tab/><text:tab/><text:tab/><text:tab/>1 cup vegetable oil</text:p>
      <text:p text:style-name="Standard">1/3 cup water<text:tab/><text:tab/><text:tab/><text:tab/><text:tab/><text:tab/>4 eggs</text:p>
      <text:p text:style-name="Standard">1 cup strawberries, mashed (sweetened if fresh ones are used)</text:p>
      <text:p text:style-name="Standard"/>
      <text:p text:style-name="Standard">Mix cake mix, Jell-O, flour, oil and water in mixer. <text:s/>Add eggs, one at a time. <text:s/>Fold in strawberries last. <text:s/>Bake in greased and floured tub pan for one hoour at 325<text:span text:style-name="T227">°</text:span>. <text:s/>Frost with icing after cake is cooled.</text:p>
      <text:p text:style-name="Standard"/>
      <text:p text:style-name="Standard"><text:span text:style-name="T228">Icing::</text:span></text:p>
      <text:p text:style-name="P229"/>
      <text:p text:style-name="Standard">1 (16-oz.) box confectioners‘ sugar<text:tab/><text:tab/><text:tab/>½ cup butter</text:p>
      <text:p text:style-name="Standard">1 cup mashed strawberries</text:p>
      <text:p text:style-name="Standard"/>
      <text:p text:style-name="Standard">Mix sugar and butter well in mixer. <text:s/>Add strawberries last. <text:s/>Be sure they are well-drained or icing witll hav a curdled look.</text:p>
      <text:p text:style-name="Standard"/>
      <text:p text:style-name="P230">Banana Split Cake</text:p>
      <text:p text:style-name="P231"/>
      <text:p text:style-name="P232">3 cups all-purpose flour<text:tab/><text:tab/><text:tab/><text:tab/>2 cups sugar</text:p>
      <text:p text:style-name="P233">1 teaspoon baking soda<text:tab/><text:tab/><text:tab/><text:tab/>¼ teaspoon salt</text:p>
      <text:p text:style-name="P234">3 large eggs<text:tab/><text:tab/><text:tab/><text:tab/><text:tab/><text:tab/>1 cup vegetable oil</text:p>
      <text:p text:style-name="P235">½ cup buttermilk<text:tab/><text:tab/><text:tab/><text:tab/><text:tab/>2 cups mashed bananas (about 5 medium)</text:p>
      <text:p text:style-name="P236">1 cup chopped pecans<text:tab/><text:tab/><text:tab/><text:tab/><text:tab/>1 cup flaked coconut</text:p>
      <text:p text:style-name="P237">1 ½ teaspoons vanilla<text:tab/><text:tab/><text:tab/><text:tab/><text:tab/>1 (20-oz.) can crushed pineapple, undrained</text:p>
      <text:p text:style-name="P238">1 (16-oz.) jar maraschino cherries, drained<text:tab/><text:tab/>1 (8-oz.) package cream cheese, softened</text:p>
      <text:p text:style-name="P239">1 ½ cups powdered sugar</text:p>
      <text:p text:style-name="P240">Garnishes: <text:s/>toasted flake coconut, long-stemmed maraschino cherries, grated milk chocolate, chopped pecans, hot fudge sauce</text:p>
      <text:p text:style-name="P241"/>
      <text:p text:style-name="Standard"><text:span text:style-name="T242">Combine flour, sugar, baking soda and salt in a large bowl. <text:s/>Stir together eggs, oil and buttermilk. <text:s/>Add oil mixture to flour mixture, stirring just until dry ingredients are moistened. <text:s/>Stir in bananas, pecans, coconut and vanilla. <text:s/>Drain pineapple, reserving 2 tablespoons liquid. <text:s/>Gently press pineapple and cherries between layers of paper towels. <text:s/>Chop cherries. <text:s/>Stir pineapple and cherries into banana mixture. <text:s/>Spoon into a greased and floured 10“ tube pan. <text:s/>Bake at 350</text:span><text:span text:style-name="T243">°</text:span><text:span text:style-name="T244">for 1 hour or until a wooden pick inserted in center comes our clean. <text:s/>Cool in pan on a wire rack 10-15 minutes; remove from pan, and cool cake on wire rack.</text:span></text:p>
      <text:p text:style-name="P245">Beat cream cheese at medium speed with an electric mixer until smooth. <text:s/>Gradually add powdered sugar, beating at low speed until blended. <text:s/>Stir in reserved pineapple juice. <text:s/>Pour over cake; garnish, if desired.<text:s/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>Pineapple Dump Cake</text:p>
      <text:p text:style-name="P256">Sheila Ramsey</text:p>
      <text:p text:style-name="P257"/>
      <text:p text:style-name="P258">2 cups sugar<text:tab/><text:tab/><text:tab/><text:tab/><text:tab/><text:tab/>2 cups flour</text:p>
      <text:p text:style-name="P259">2 eggs<text:tab/><text:tab/><text:tab/><text:tab/><text:tab/><text:tab/><text:tab/>2 teaspoons soda</text:p>
      <text:p text:style-name="P260">¼ teaspoon salt<text:tab/><text:tab/><text:tab/><text:tab/><text:tab/>1 can (20-oz.) crushed pineapple</text:p>
      <text:p text:style-name="P261"/>
      <text:p text:style-name="P262"><text:span text:style-name="T263">Combine all ingredients and mix. <text:s/>Pour into greased pan and bake at 350</text:span><text:span text:style-name="T264">°</text:span><text:span text:style-name="T265"><text:s/>for 30-35 minutes. <text:s/>Cool and frost with<text:s/></text:span><text:span text:style-name="T266">Icing</text:span><text:span text:style-name="T267">.</text:span></text:p>
      <text:p text:style-name="P268"/>
      <text:p text:style-name="P269"><text:span text:style-name="T270">Icing:</text:span></text:p>
      <text:p text:style-name="P271"/>
      <text:p text:style-name="P272">1 (3-oz.) package cream cheese, softened<text:tab/><text:tab/>¾ stick melted and cooled butter</text:p>
      <text:p text:style-name="P273">2 teaspoons vanilla<text:tab/><text:tab/><text:tab/><text:tab/><text:tab/>2 cups confectioners‘ sugar</text:p>
      <text:p text:style-name="P274"/>
      <text:p text:style-name="P275">Cream butter and cream cheese; blend sugar until smooth. <text:s/>Add vanilla. <text:s/>(Sheila usually doubles the icing recipe, but for a cake baked in 9x13“ pan, this icing should be plenty.) <text:s/>Spread icing over cooled cake.</text:p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- Cakes with Fruit</text:p>
        <text:p text:style-name="Header"/>
      </style:header>
      <style:footer>
        <text:p text:style-name="P3"><text:page-number text:fixed="false">15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0:38:00Z</dc:date>
    <meta:template xlink:href="Normal" xlink:type="simple"/>
    <meta:editing-cycles>21</meta:editing-cycles>
    <meta:editing-duration>PT24060S</meta:editing-duration>
    <meta:user-defined meta:name="Info 1"/>
    <meta:user-defined meta:name="Info 2"/>
    <meta:user-defined meta:name="Info 3"/>
    <meta:user-defined meta:name="Info 4"/>
    <meta:document-statistic meta:page-count="1" meta:paragraph-count="57" meta:word-count="4275" meta:character-count="28591" meta:row-count="203" meta:non-whitespace-character-count="24373"/>
  </office:meta>
</office:document-meta>
</file>